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13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1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8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8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8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8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8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working encryption and decryption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7" table:number-rows-spanned="1">
            <text:p>admin can modify every user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extended logging, tried to fix email verific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8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8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rontend view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8" office:value-type="string" calcext:value-type="string">
            <text:p>deployment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6.0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0" table:number-rows-spanned="1">
            <text:p>Bugfixing ( tables, upload encryption, cypress tests, registration), adjusted filters and events a little bit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07.02</text:p>
          </table:table-cell>
          <table:table-cell office:value-type="float" office:value="2.5" calcext:value-type="float">
            <text:p>2,5</text:p>
          </table:table-cell>
          <table:table-cell table:style-name="ce18" office:value-type="string" calcext:value-type="string">
            <text:p>eslint</text:p>
          </table:table-cell>
          <table:table-cell table:style-name="ce13" table:number-columns-repeated="3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8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7])" office:value-type="float" office:value="173.5" calcext:value-type="float">
            <text:p>173,5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62]-[.B61]" office:value-type="float" office:value="1.5" calcext:value-type="float">
            <text:p>1,5</text:p>
          </table:table-cell>
          <table:table-cell table:style-name="ce13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3" table:number-columns-repeated="4"/>
          <table:table-cell table:number-columns-repeated="1017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9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9" office:value-type="string" calcext:value-type="string">
            <text:p>Known Bugs</text:p>
          </table:table-cell>
          <table:table-cell table:style-name="ce19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8" table:number-columns-spanned="9" table:number-rows-spanned="1"/>
          <table:covered-table-cell table:number-columns-repeated="8" table:style-name="ce13"/>
        </table:table-row>
        <table:table-row table:style-name="ro1">
          <table:table-cell table:style-name="ce18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3"/>
        </table:table-row>
        <table:table-row table:style-name="ro1">
          <table:table-cell table:style-name="ce18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8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.00.0000</text:date>, <text:time style:data-style-name="N2" text:time-value="16:14:48.3875160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7T16:14:55.543317240</dc:date>
    <meta:editing-duration>P1DT2H19M41S</meta:editing-duration>
    <meta:editing-cycles>127</meta:editing-cycles>
    <meta:generator>LibreOffice/6.0.7.3$Linux_X86_64 LibreOffice_project/00m0$Build-3</meta:generator>
    <meta:document-statistic meta:table-count="3" meta:cell-count="160" meta:object-count="0"/>
  </office:meta>
</office:document-meta>
</file>